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312b2" officeooo:paragraph-rsid="000312b2"/>
    </style:style>
    <style:style style:name="P2" style:family="paragraph" style:parent-style-name="Standard">
      <style:paragraph-properties fo:line-height="130%" fo:text-align="center" style:justify-single-word="false"/>
      <style:text-properties style:font-name="Liberation Serif" officeooo:rsid="000312b2" officeooo:paragraph-rsid="000312b2"/>
    </style:style>
    <style:style style:name="P3" style:family="paragraph" style:parent-style-name="Standard">
      <style:paragraph-properties fo:line-height="130%" fo:text-align="center" style:justify-single-word="false"/>
      <style:text-properties style:font-name="Liberation Serif" officeooo:rsid="000312b2" officeooo:paragraph-rsid="0012c6b6"/>
    </style:style>
    <style:style style:name="P4" style:family="paragraph" style:parent-style-name="Standard">
      <style:paragraph-properties fo:line-height="130%" fo:text-align="justify" style:justify-single-word="false"/>
      <style:text-properties style:font-name="Liberation Serif" officeooo:rsid="000312b2" officeooo:paragraph-rsid="0015fe55"/>
    </style:style>
    <style:style style:name="P5" style:family="paragraph" style:parent-style-name="Standard" style:list-style-name="L1">
      <style:paragraph-properties fo:line-height="130%" fo:text-align="justify" style:justify-single-word="false"/>
      <style:text-properties officeooo:paragraph-rsid="0015fe55"/>
    </style:style>
    <style:style style:name="P6" style:family="paragraph" style:parent-style-name="Standard" style:list-style-name="L1">
      <style:paragraph-properties fo:line-height="130%" fo:text-align="justify" style:justify-single-word="false"/>
      <style:text-properties style:font-name="Liberation Serif" officeooo:rsid="0015fe55" officeooo:paragraph-rsid="0015fe55"/>
    </style:style>
    <style:style style:name="T1" style:family="text">
      <style:text-properties fo:color="#000000" fo:font-size="12pt" fo:language="none" fo:country="none" officeooo:rsid="000c8a95" style:font-size-asian="12pt" style:font-name-complex="Times New Roman" style:font-size-complex="12pt"/>
    </style:style>
    <style:style style:name="T2" style:family="text">
      <style:text-properties fo:color="#000000" fo:font-size="12pt" fo:language="none" fo:country="none" officeooo:rsid="000676ca" style:font-size-asian="12pt" style:font-name-complex="Times New Roman" style:font-size-complex="12pt"/>
    </style:style>
    <style:style style:name="T3" style:family="text">
      <style:text-properties fo:color="#000000" fo:font-size="12pt" fo:language="none" fo:country="none" officeooo:rsid="0012c6b6" style:font-size-asian="12pt" style:font-name-complex="Times New Roman" style:font-size-complex="12pt"/>
    </style:style>
    <style:style style:name="T4" style:family="text">
      <style:text-properties fo:color="#000000" fo:font-size="12pt" fo:language="none" fo:country="none" officeooo:rsid="00168323" style:font-size-asian="12pt" style:font-name-complex="Times New Roman" style:font-size-complex="12pt"/>
    </style:style>
    <style:style style:name="T5" style:family="text">
      <style:text-properties officeooo:rsid="000731ae"/>
    </style:style>
    <style:style style:name="T6" style:family="text">
      <style:text-properties officeooo:rsid="0012c6b6"/>
    </style:style>
    <style:style style:name="T7" style:family="text">
      <style:text-properties style:font-name="Liberation Serif" officeooo:rsid="000731ae"/>
    </style:style>
    <style:style style:name="T8" style:family="text">
      <style:text-properties style:font-name="Liberation Serif" officeooo:rsid="0015fe55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рактическая работа № <text:span text:style-name="T6">5</text:span></text:p>
      <text:p text:style-name="P3">“<text:span text:style-name="T2">Состав</text:span><text:span text:style-name="T3">ление</text:span><text:span text:style-name="T2"> диаграмм</text:span><text:span text:style-name="T3">ы</text:span><text:span text:style-name="T2"> состояний и переходов</text:span>”</text:p>
      <text:p text:style-name="P2"/>
      <text:p text:style-name="P4"><text:tab/><text:span text:style-name="T5">Используя результаты практической работы № 1, составить диаграмму </text:span><text:span text:style-name="T2">состояний и переходов</text:span><text:span text:style-name="T1"> </text:span><text:span text:style-name="T4">для </text:span><text:span text:style-name="T5">выбранной предметной области с использованием UML‑диаграмм. Диаграммы построить для двух произвольных сценариев работы системы. Для каждого сценария дать:</text:span></text:p>
      <text:list xml:id="list4403310800612009040" text:style-name="L1">
        <text:list-item>
          <text:p text:style-name="P5"><text:span text:style-name="T8">с</text:span><text:span text:style-name="T7">ловесное описание сценария;</text:span></text:p>
        </text:list-item>
        <text:list-item>
          <text:p text:style-name="P6">список объектов участвующих в сценариев с подробным описанием;</text:p>
        </text:list-item>
        <text:list-item>
          <text:p text:style-name="P6">для каждого объекта дать перечень допустимых состояний с подробным описанием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21:02:35.159391824</meta:creation-date>
    <dc:date>2019-11-21T20:19:04.065727022</dc:date>
    <meta:editing-duration>PT51M23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63" meta:character-count="488" meta:non-whitespace-character-count="433"/>
  </office:meta>
</office:document-meta>
</file>